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8cm" svg:stroke-color="#000000" draw:marker-start-width="0.227cm" draw:marker-end-width="0.227cm" draw:fill-color="#eeeeee" draw:textarea-horizontal-align="justify" draw:textarea-vertical-align="middle" draw:auto-grow-height="false" fo:min-height="0.308cm" fo:min-width="2.895cm" fo:padding-top="0.009cm" fo:padding-bottom="0.009cm" fo:padding-left="0.009cm" fo:padding-right="0.009cm"/>
      <style:paragraph-properties style:writing-mode="lr-tb"/>
    </style:style>
    <style:style style:name="gr2" style:family="graphic" style:parent-style-name="standard">
      <style:graphic-properties draw:stroke="solid" svg:stroke-width="0.018cm" svg:stroke-color="#000000" draw:marker-start-width="0.227cm" draw:marker-end-width="0.227cm" draw:fill-color="#b2b2b2" draw:textarea-horizontal-align="justify" draw:textarea-vertical-align="middle" draw:auto-grow-height="false" fo:min-height="0.308cm" fo:min-width="2.895cm" fo:padding-top="0.009cm" fo:padding-bottom="0.009cm" fo:padding-left="0.009cm" fo:padding-right="0.009cm"/>
      <style:paragraph-properties style:writing-mode="lr-tb"/>
    </style:style>
    <style:style style:name="gr3" style:family="graphic" style:parent-style-name="standard">
      <style:graphic-properties draw:stroke="solid" svg:stroke-width="0.018cm" svg:stroke-color="#000000" draw:marker-start-width="0.227cm" draw:marker-end-width="0.227cm" draw:fill-color="#eeeeee" draw:textarea-horizontal-align="justify" draw:textarea-vertical-align="middle" draw:auto-grow-height="false" fo:min-height="0.309cm" fo:min-width="2.895cm" fo:padding-top="0.009cm" fo:padding-bottom="0.009cm" fo:padding-left="0.009cm" fo:padding-right="0.00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52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31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315cm"/>
      <style:paragraph-properties style:writing-mode="lr-tb"/>
    </style:style>
    <style:style style:name="gr7" style:family="graphic" style:parent-style-name="standard">
      <style:graphic-properties svg:stroke-color="#000000" draw:fill-color="#eeeeee" draw:textarea-horizontal-align="justify" draw:textarea-vertical-align="middle" draw:auto-grow-height="false" fo:min-height="0.635cm" fo:min-width="1.524cm"/>
    </style:style>
    <style:style style:name="gr8" style:family="graphic" style:parent-style-name="standard">
      <style:graphic-properties svg:stroke-color="#000000" draw:fill-color="#eeeeee" draw:textarea-horizontal-align="justify" draw:textarea-vertical-align="middle" draw:auto-grow-height="false" fo:min-height="0.635cm" fo:min-width="1.524cm"/>
      <style:paragraph-properties style:writing-mode="lr-tb"/>
    </style:style>
    <style:style style:name="gr9" style:family="graphic" style:parent-style-name="objectwithoutfill">
      <style:graphic-properties draw:fill="none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23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24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2.19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85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9cm" fo:min-width="1.08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454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2.5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7cm" fo:min-width="1.774cm"/>
      <style:paragraph-properties style:writing-mode="lr-tb"/>
    </style:style>
    <style:style style:name="gr18" style:family="graphic" style:parent-style-name="standard">
      <style:graphic-properties draw:fill="none" draw:textarea-vertical-align="middle" draw:auto-grow-height="false" fo:min-height="2.83cm" fo:min-width="0.138cm"/>
    </style:style>
    <style:style style:name="gr19" style:family="graphic" style:parent-style-name="standard">
      <style:graphic-properties draw:fill="none" draw:textarea-vertical-align="middle" draw:auto-grow-height="false" fo:min-height="0.964cm" fo:min-width="0.09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  <style:text-properties style:font-name="Liberation Serif" fo:font-size="6pt" fo:font-weight="normal" style:font-size-asian="8pt" style:font-size-complex="8pt"/>
    </style:style>
    <style:style style:name="P3" style:family="paragraph">
      <loext:graphic-properties draw:fill-color="#b2b2b2"/>
      <style:paragraph-properties fo:text-align="center"/>
      <style:text-properties style:font-name="Liberation Serif" fo:font-size="6pt" fo:font-weight="normal" style:font-size-asian="8pt" style:font-size-complex="8pt"/>
    </style:style>
    <style:style style:name="P4" style:family="paragraph">
      <style:text-properties fo:font-weight="bold"/>
    </style:style>
    <style:style style:name="P5" style:family="paragraph">
      <loext:graphic-properties draw:fill="none" draw:fill-color="#ffffff"/>
      <style:text-properties style:font-name="Liberation Serif" fo:font-size="6pt" fo:font-weight="bold" style:font-size-asian="8pt" style:font-size-complex="8pt"/>
    </style:style>
    <style:style style:name="P6" style:family="paragraph">
      <loext:graphic-properties draw:fill-color="#eeeeee"/>
      <style:paragraph-properties fo:text-align="center"/>
      <style:text-properties fo:font-size="6pt" fo:font-weight="normal"/>
    </style:style>
    <style:style style:name="P7" style:family="paragraph">
      <style:paragraph-properties fo:text-align="center" style:writing-mode="lr-tb"/>
      <style:text-properties fo:font-size="6pt" fo:font-weight="normal" style:font-size-asian="6pt" style:font-weight-asian="bold" style:font-size-complex="6pt" style:font-weight-complex="bold"/>
    </style:style>
    <style:style style:name="P8" style:family="paragraph">
      <loext:graphic-properties draw:fill-color="#eeeeee"/>
      <style:paragraph-properties fo:text-align="center" style:writing-mode="lr-tb"/>
      <style:text-properties fo:font-size="6pt" fo:font-weight="normal" style:font-size-asian="6pt" style:font-weight-asian="bold" style:font-size-complex="6pt" style:font-weight-complex="bold"/>
    </style:style>
    <style:style style:name="P9" style:family="paragraph">
      <loext:graphic-properties draw:fill="none"/>
      <style:paragraph-properties fo:text-align="center"/>
      <style:text-properties fo:font-size="6pt" fo:font-weight="normal"/>
    </style:style>
    <style:style style:name="P10" style:family="paragraph">
      <style:text-properties fo:font-size="6pt" fo:font-weight="normal"/>
    </style:style>
    <style:style style:name="P11" style:family="paragraph">
      <loext:graphic-properties draw:fill="none" draw:fill-color="#ffffff"/>
      <style:paragraph-properties style:writing-mode="lr-tb"/>
      <style:text-properties fo:font-size="6pt" fo:font-weight="normal" style:font-size-asian="6pt" style:font-size-complex="6pt"/>
    </style:style>
    <style:style style:name="P12" style:family="paragraph">
      <style:text-properties fo:font-weight="normal" style:font-weight-asian="normal" style:font-weight-complex="normal"/>
    </style:style>
    <style:style style:name="P13" style:family="paragraph">
      <loext:graphic-properties draw:fill="none" draw:fill-color="#ffffff"/>
      <style:paragraph-properties style:writing-mode="lr-tb"/>
      <style:text-properties fo:font-size="8pt" fo:font-weight="normal" style:font-size-asian="6pt" style:font-weight-asian="normal" style:font-size-complex="6pt" style:font-weight-complex="normal"/>
    </style:style>
    <style:style style:name="P14" style:family="paragraph">
      <loext:graphic-properties draw:fill="none" draw:fill-color="#ffffff"/>
      <style:paragraph-properties style:writing-mode="lr-tb"/>
      <style:text-properties fo:font-size="6pt" fo:font-weight="normal" style:font-size-asian="6pt" style:font-weight-asian="bold" style:font-size-complex="6pt" style:font-weight-complex="bold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text-properties style:font-name="Liberation Serif" fo:font-size="6pt" style:font-size-asian="6pt" style:font-size-complex="6pt"/>
    </style:style>
    <style:style style:name="P17" style:family="paragraph">
      <loext:graphic-properties draw:fill="none" draw:fill-color="#ffffff"/>
      <style:text-properties style:font-name="Liberation Serif" fo:font-size="6pt" style:font-size-asian="6pt" style:font-size-complex="6pt"/>
    </style:style>
    <style:style style:name="T1" style:family="text">
      <style:text-properties style:font-name="Liberation Serif" fo:font-size="6pt" fo:font-weight="normal" style:font-size-asian="8pt" style:font-size-complex="8pt"/>
    </style:style>
    <style:style style:name="T2" style:family="text">
      <style:text-properties style:font-name="Liberation Serif" fo:font-size="6pt" fo:font-weight="normal" style:font-size-asian="8pt" style:font-weight-asian="normal" style:font-size-complex="8pt" style:font-weight-complex="normal"/>
    </style:style>
    <style:style style:name="T3" style:family="text">
      <style:text-properties style:font-name="Liberation Serif" fo:font-size="6pt" style:font-size-asian="8pt" style:font-size-complex="8pt"/>
    </style:style>
    <style:style style:name="T4" style:family="text">
      <style:text-properties style:text-position="-33% 58%" style:font-name="Liberation Serif" fo:font-size="6pt" style:font-size-asian="8pt" style:font-size-complex="8pt"/>
    </style:style>
    <style:style style:name="T5" style:family="text">
      <style:text-properties style:font-size-asian="6pt" style:font-weight-asian="bold" style:font-size-complex="6pt" style:font-weight-complex="bold"/>
    </style:style>
    <style:style style:name="T6" style:family="text">
      <style:text-properties style:font-size-asian="6pt" style:font-size-complex="6pt"/>
    </style:style>
    <style:style style:name="T7" style:family="text">
      <style:text-properties fo:font-size="8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custom-shape draw:style-name="gr1" draw:text-style-name="P2" draw:layer="layout" svg:width="2.913cm" svg:height="0.326cm" svg:x="3.031cm" svg:y="8.533cm">
          <text:p text:style-name="P1"><text:span text:style-name="T1">Input tensor (F x T x 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913cm" svg:height="0.326cm" svg:x="3.031cm" svg:y="8.19cm">
          <text:p text:style-name="P1"><text:span text:style-name="T1">3 x 3 Conv (</text:span><text:span text:style-name="T2">A = 50</text:span><text:span text:style-name="T1">), ReL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913cm" svg:height="0.326cm" svg:x="3.031cm" svg:y="7.506cm">
          <text:p text:style-name="P1"><text:span text:style-name="T1">2 x 2 MaxPool, stride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913cm" svg:height="0.326cm" svg:x="3.031cm" svg:y="7.163cm">
          <text:p text:style-name="P1"><text:span text:style-name="T1">3 x 3 DConv, ReL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913cm" svg:height="0.326cm" svg:x="3.031cm" svg:y="6.479cm">
          <text:p text:style-name="P1"><text:span text:style-name="T1">2 x 2 MaxPool, stride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913cm" svg:height="0.327cm" svg:x="3.03cm" svg:y="5.45cm">
          <text:p text:style-name="P1"><text:span text:style-name="T1">2 x 2 MaxPool, stride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913cm" svg:height="0.326cm" svg:x="3.031cm" svg:y="5.108cm">
          <text:p text:style-name="P1"><text:span text:style-name="T1">Flatt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913cm" svg:height="0.326cm" svg:x="3.032cm" svg:y="4.763cm">
          <text:p text:style-name="P1"><text:span text:style-name="T1">FC (</text:span><text:span text:style-name="T2">D = 196</text:span><text:span text:style-name="T1">), ReLu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0.779cm" svg:height="0.526cm" svg:x="6.222cm" svg:y="8.229cm">
          <draw:text-box>
            <text:p text:style-name="P4"><text:span text:style-name="T3">C</text:span><text:span text:style-name="T3">o</text:span><text:span text:style-name="T3">n</text:span><text:span text:style-name="T3">v</text:span><text:span text:style-name="T4">A</text:span></text:p>
          </draw:text-box>
        </draw:frame>
        <draw:frame draw:style-name="gr5" draw:text-style-name="P5" draw:layer="layout" svg:width="0.78cm" svg:height="0.316cm" svg:x="6.224cm" svg:y="7.204cm">
          <draw:text-box>
            <text:p text:style-name="P4"><text:span text:style-name="T3">Conv</text:span><text:span text:style-name="T4">B</text:span></text:p>
          </draw:text-box>
        </draw:frame>
        <draw:custom-shape draw:style-name="gr1" draw:text-style-name="P2" draw:layer="layout" svg:width="2.913cm" svg:height="0.326cm" svg:x="3.029cm" svg:y="7.846cm">
          <text:p text:style-name="P1"><text:span text:style-name="T1">BatchN</text:span><text:span text:style-name="T1">ormaliz</text:span><text:span text:style-name="T1">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913cm" svg:height="0.326cm" svg:x="3.033cm" svg:y="6.821cm">
          <text:p text:style-name="P1"><text:span text:style-name="T1">1 x 1 Conv (60), ReL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913cm" svg:height="0.326cm" svg:x="3.031cm" svg:y="7.163cm">
          <text:p text:style-name="P1"><text:span text:style-name="T1">3 x 3 Conv (</text:span><text:span text:style-name="T2">B = 55</text:span><text:span text:style-name="T1">), ReL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913cm" svg:height="0.326cm" svg:x="3.033cm" svg:y="6.821cm">
          <text:p text:style-name="P1"><text:span text:style-name="T1">BatchNormaliz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913cm" svg:height="0.326cm" svg:x="3.031cm" svg:y="6.135cm">
          <text:p text:style-name="P1"><text:span text:style-name="T1">3 x 3 Conv (</text:span><text:span text:style-name="T2">C = 60</text:span><text:span text:style-name="T1">), ReL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913cm" svg:height="0.326cm" svg:x="3.033cm" svg:y="5.793cm">
          <text:p text:style-name="P1"><text:span text:style-name="T1">BatchNormaliz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5" draw:layer="layout" svg:width="0.779cm" svg:height="0.315cm" svg:x="6.228cm" svg:y="6.137cm">
          <draw:text-box>
            <text:p text:style-name="P4"><text:span text:style-name="T3">Conv</text:span><text:span text:style-name="T4">C</text:span></text:p>
          </draw:text-box>
        </draw:frame>
        <draw:custom-shape draw:style-name="gr1" draw:text-style-name="P2" draw:layer="layout" svg:width="2.913cm" svg:height="0.326cm" svg:x="3.032cm" svg:y="4.417cm">
          <text:p text:style-name="P1"><text:span text:style-name="T1">FC (</text:span><text:span text:style-name="T2">E = 64</text:span><text:span text:style-name="T1">), ReL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913cm" svg:height="0.326cm" svg:x="3.032cm" svg:y="4.071cm">
          <text:p text:style-name="P1"><text:span text:style-name="T1">FC (2), Line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1.524cm" svg:height="0.635cm" svg:x="4.036cm" svg:y="0.9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524cm" svg:height="0.635cm" svg:x="3.936cm" svg:y="1.0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524cm" svg:height="0.635cm" svg:x="3.836cm" svg:y="1.1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524cm" svg:height="0.635cm" svg:x="3.736cm" svg:y="1.28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.524cm" svg:height="0.635cm" svg:x="3.636cm" svg:y="1.389cm">
          <text:p text:style-name="P7"><text:span text:style-name="T5">Spectrograms</text:span></text:p>
          <draw:enhanced-geometry svg:viewBox="0 0 21600 21600" draw:type="rectangle" draw:enhanced-path="M 0 0 L 21600 0 21600 21600 0 21600 0 0 Z N"/>
        </draw:custom-shape>
        <draw:line draw:style-name="gr9" draw:text-style-name="P9" draw:layer="layout" svg:x1="3.95cm" svg:y1="0.897cm" svg:x2="3.54cm" svg:y2="1.307cm">
          <text:p/>
        </draw:line>
        <draw:line draw:style-name="gr9" draw:text-style-name="P9" draw:layer="layout" svg:x1="3.636cm" svg:y1="1.389cm" svg:x2="3.49cm" svg:y2="1.243cm">
          <text:p/>
        </draw:line>
        <draw:line draw:style-name="gr9" draw:text-style-name="P9" draw:layer="layout" svg:x1="4.036cm" svg:y1="0.989cm" svg:x2="3.89cm" svg:y2="0.843cm">
          <text:p/>
        </draw:line>
        <draw:frame draw:style-name="gr10" draw:text-style-name="P11" draw:layer="layout" svg:width="0.508cm" svg:height="0.239cm" svg:x="3.244cm" svg:y="0.838cm">
          <draw:text-box>
            <text:p text:style-name="P10"><text:span text:style-name="T6">S = 6</text:span></text:p>
          </draw:text-box>
        </draw:frame>
        <draw:line draw:style-name="gr9" draw:text-style-name="P9" draw:layer="layout" svg:x1="3.63cm" svg:y1="1.388cm" svg:x2="3.376cm" svg:y2="1.388cm">
          <text:p/>
        </draw:line>
        <draw:line draw:style-name="gr9" draw:text-style-name="P9" draw:layer="layout" svg:x1="3.63cm" svg:y1="2.021cm" svg:x2="3.376cm" svg:y2="2.021cm">
          <text:p/>
        </draw:line>
        <draw:line draw:style-name="gr9" draw:text-style-name="P9" draw:layer="layout" svg:x1="3.636cm" svg:y1="2.028cm" svg:x2="3.636cm" svg:y2="2.282cm">
          <text:p/>
        </draw:line>
        <draw:line draw:style-name="gr9" draw:text-style-name="P9" draw:layer="layout" svg:x1="5.16cm" svg:y1="2.028cm" svg:x2="5.16cm" svg:y2="2.282cm">
          <text:p/>
        </draw:line>
        <draw:line draw:style-name="gr9" draw:text-style-name="P9" draw:layer="layout" svg:x1="3.582cm" svg:y1="2.176cm" svg:x2="5.233cm" svg:y2="2.176cm">
          <text:p/>
        </draw:line>
        <draw:line draw:style-name="gr9" draw:text-style-name="P9" draw:layer="layout" svg:x1="3.491cm" svg:y1="1.353cm" svg:x2="3.491cm" svg:y2="2.053cm">
          <text:p/>
        </draw:line>
        <draw:frame draw:style-name="gr11" draw:text-style-name="P11" draw:layer="layout" svg:width="0.522cm" svg:height="0.249cm" svg:x="2.895cm" svg:y="1.583cm">
          <draw:text-box>
            <text:p text:style-name="P10"><text:span text:style-name="T6">F = 8</text:span></text:p>
          </draw:text-box>
        </draw:frame>
        <draw:frame draw:style-name="gr10" draw:text-style-name="P11" draw:layer="layout" svg:width="0.635cm" svg:height="0.239cm" svg:x="4.06cm" svg:y="2.24cm">
          <draw:text-box>
            <text:p text:style-name="P10"><text:span text:style-name="T6">T = 16</text:span></text:p>
          </draw:text-box>
        </draw:frame>
        <draw:frame draw:style-name="gr12" draw:text-style-name="P13" draw:layer="layout" svg:width="2.191cm" svg:height="0.314cm" svg:x="0cm" svg:y="0cm">
          <draw:text-box>
            <text:p text:style-name="P12"><text:span text:style-name="T7">a) Input tensor</text:span></text:p>
          </draw:text-box>
        </draw:frame>
        <draw:frame draw:style-name="gr13" draw:text-style-name="P14" draw:layer="layout" svg:width="1.856cm" svg:height="0.239cm" svg:x="3.517cm" svg:y="2.572cm">
          <draw:text-box>
            <text:p text:style-name="P10"><text:span text:style-name="T5">Temporal resolution</text:span></text:p>
          </draw:text-box>
        </draw:frame>
        <draw:frame draw:style-name="gr14" draw:text-style-name="P14" draw:layer="layout" svg:width="1.086cm" svg:height="0.489cm" svg:x="2.001cm" svg:y="1.07cm">
          <draw:text-box>
            <text:p text:style-name="P10"><text:span text:style-name="T5">Frequency</text:span></text:p>
            <text:p text:style-name="P10"><text:span text:style-name="T5">components</text:span></text:p>
          </draw:text-box>
        </draw:frame>
        <draw:frame draw:style-name="gr15" draw:text-style-name="P14" draw:layer="layout" svg:width="1.454cm" svg:height="0.239cm" svg:x="2.728cm" svg:y="0.55cm">
          <draw:text-box>
            <text:p text:style-name="P10"><text:span text:style-name="T5">Sensor channels</text:span></text:p>
          </draw:text-box>
        </draw:frame>
        <draw:frame draw:style-name="gr16" draw:text-style-name="P13" draw:layer="layout" svg:width="2.58cm" svg:height="0.627cm" svg:x="0.714cm" svg:y="6.718cm">
          <draw:text-box>
            <text:p text:style-name="P12"><text:span text:style-name="T7">b) Feature</text:span></text:p>
            <text:p text:style-name="P12"><text:span text:style-name="T7">extraction</text:span></text:p>
          </draw:text-box>
        </draw:frame>
        <draw:frame draw:style-name="gr17" draw:text-style-name="P13" draw:layer="layout" svg:width="1.774cm" svg:height="0.627cm" svg:x="6.935cm" svg:y="4.279cm">
          <draw:text-box>
            <text:p text:style-name="P12"><text:span text:style-name="T7">c) Regression</text:span></text:p>
            <text:p text:style-name="P12"><text:span text:style-name="T7">function</text:span></text:p>
          </draw:text-box>
        </draw:frame>
        <draw:line draw:style-name="gr9" draw:text-style-name="P15" draw:layer="layout" svg:x1="0cm" svg:y1="3.202cm" svg:x2="8.89cm" svg:y2="3.202cm">
          <text:p/>
        </draw:line>
        <draw:custom-shape draw:style-name="gr18" draw:text-style-name="P15" draw:layer="layout" svg:width="0.381cm" svg:height="2.984cm" svg:x="2.224cm" svg:y="5.50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9" draw:text-style-name="P15" draw:layer="layout" svg:width="0.254cm" svg:height="1.016cm" svg:x="6.296cm" svg:y="4.06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2" draw:text-style-name="P13" draw:layer="layout" svg:width="2.652cm" svg:height="0.314cm" svg:x="0cm" svg:y="3.4cm">
          <draw:text-box>
            <text:p text:style-name="P12"><text:span text:style-name="T7">CNN-regression model</text:span></text:p>
          </draw:text-box>
        </draw:frame>
        <draw:frame draw:style-name="gr20" draw:text-style-name="P17" draw:layer="layout" svg:width="1.683cm" svg:height="0.239cm" svg:x="3.662cm" svg:y="3.683cm">
          <draw:text-box>
            <text:p text:style-name="P16">Output tensor (x, y)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8.89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4-23T23:04:14.687188052</dc:date>
    <meta:editing-duration>PT4H7M32S</meta:editing-duration>
    <meta:editing-cycles>40</meta:editing-cycles>
    <meta:document-statistic meta:object-count="47"/>
  </office:meta>
</office:document-meta>
</file>